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a9b7c6" style:font-name="Garamond" fo:font-size="13pt" style:font-size-asian="13pt" style:font-size-complex="13pt"/>
    </style:style>
    <style:style style:name="P2" style:family="paragraph" style:parent-style-name="Preformatted_20_Text">
      <style:text-properties fo:color="#a9b7c6" style:font-name="Garamond" fo:font-size="13pt" officeooo:rsid="00138580" officeooo:paragraph-rsid="00138580" style:font-size-asian="13pt" style:font-size-complex="13pt"/>
    </style:style>
    <style:style style:name="P3" style:family="paragraph" style:parent-style-name="Preformatted_20_Text">
      <style:text-properties fo:color="#a9b7c6" style:font-name="Garamond" fo:font-size="13pt" officeooo:rsid="0014b1ef" officeooo:paragraph-rsid="0018d7f8" style:font-size-asian="13pt" style:font-size-complex="13pt"/>
    </style:style>
    <style:style style:name="P4" style:family="paragraph" style:parent-style-name="Preformatted_20_Text">
      <style:text-properties style:font-name="Garamond" fo:font-size="13pt" officeooo:rsid="00138580" officeooo:paragraph-rsid="0018d7f8" style:font-size-asian="13pt" style:font-size-complex="13pt"/>
    </style:style>
    <style:style style:name="P5" style:family="paragraph" style:parent-style-name="Preformatted_20_Text">
      <style:text-properties style:font-name="Garamond" fo:font-size="13pt" officeooo:rsid="0014b1ef" officeooo:paragraph-rsid="0024601d" style:font-size-asian="13pt" style:font-size-complex="13pt"/>
    </style:style>
    <style:style style:name="P6" style:family="paragraph" style:parent-style-name="Preformatted_20_Text">
      <style:text-properties style:font-name="Garamond" fo:font-size="13pt" officeooo:paragraph-rsid="001690d4" style:font-size-asian="13pt" style:font-size-complex="13pt"/>
    </style:style>
    <style:style style:name="P7" style:family="paragraph" style:parent-style-name="Preformatted_20_Text">
      <style:text-properties style:font-name="Garamond" fo:font-size="13pt" officeooo:paragraph-rsid="00138580" style:font-size-asian="13pt" style:font-size-complex="13pt"/>
    </style:style>
    <style:style style:name="P8" style:family="paragraph" style:parent-style-name="Preformatted_20_Text">
      <style:text-properties fo:color="#cc7832" style:font-name="Garamond" fo:font-size="13pt" officeooo:rsid="0018d7f8" fo:background-color="transparent" style:font-name-asian="NSimSun" style:font-size-asian="13pt" style:font-name-complex="Courier New" style:font-size-complex="13pt"/>
    </style:style>
    <style:style style:name="P9" style:family="paragraph" style:parent-style-name="Preformatted_20_Text">
      <style:paragraph-properties fo:margin-top="0cm" fo:margin-bottom="0.499cm" loext:contextual-spacing="false"/>
      <style:text-properties style:font-name="Garamond" fo:font-size="13pt" style:font-size-asian="13pt" style:font-size-complex="13pt"/>
    </style:style>
    <style:style style:name="P10" style:family="paragraph" style:parent-style-name="Standard">
      <style:text-properties style:font-name="Garamond" fo:font-size="13pt" style:font-size-asian="13pt" style:font-size-complex="13pt"/>
    </style:style>
    <style:style style:name="P11" style:family="paragraph" style:parent-style-name="Standard">
      <style:text-properties style:font-name="Garamond" fo:font-size="13pt" officeooo:rsid="00138580" officeooo:paragraph-rsid="00138580" style:font-size-asian="13pt" style:font-size-complex="13pt"/>
    </style:style>
    <style:style style:name="P12" style:family="paragraph" style:parent-style-name="Standard">
      <style:text-properties style:font-name="Garamond" fo:font-size="13pt" officeooo:rsid="00138580" officeooo:paragraph-rsid="0017e1d0" style:font-size-asian="13pt" style:font-size-complex="13pt"/>
    </style:style>
    <style:style style:name="P13" style:family="paragraph" style:parent-style-name="Standard">
      <style:text-properties style:font-name="Garamond" fo:font-size="13pt" officeooo:rsid="001a39ff" officeooo:paragraph-rsid="001a39ff" style:font-size-asian="13pt" style:font-size-complex="13pt"/>
    </style:style>
    <style:style style:name="P14" style:family="paragraph" style:parent-style-name="Standard">
      <style:text-properties style:font-name="Garamond" fo:font-size="13pt" officeooo:rsid="001b273e" officeooo:paragraph-rsid="001b273e" style:font-size-asian="13pt" style:font-size-complex="13pt"/>
    </style:style>
    <style:style style:name="P15" style:family="paragraph" style:parent-style-name="Standard">
      <style:text-properties style:font-name="Garamond" fo:font-size="13pt" officeooo:rsid="001690d4" officeooo:paragraph-rsid="001690d4" style:font-size-asian="13pt" style:font-size-complex="13pt"/>
    </style:style>
    <style:style style:name="P16" style:family="paragraph" style:parent-style-name="Standard">
      <style:text-properties style:font-name="Garamond" fo:font-size="13pt" officeooo:paragraph-rsid="00138580" style:font-size-asian="13pt" style:font-size-complex="13pt"/>
    </style:style>
    <style:style style:name="P17" style:family="paragraph" style:parent-style-name="Standard">
      <style:text-properties style:font-name="Garamond" fo:font-size="13pt" officeooo:rsid="0014b1ef" officeooo:paragraph-rsid="0014b1ef" style:font-size-asian="13pt" style:font-size-complex="13pt"/>
    </style:style>
    <style:style style:name="P18" style:family="paragraph" style:parent-style-name="Standard">
      <style:text-properties style:font-name="Garamond" fo:font-size="13pt" officeooo:rsid="0014b1ef" officeooo:paragraph-rsid="001690d4" style:font-size-asian="13pt" style:font-size-complex="13pt"/>
    </style:style>
    <style:style style:name="P19" style:family="paragraph" style:parent-style-name="Standard">
      <style:text-properties style:font-name="Garamond" fo:font-size="13pt" officeooo:rsid="0014b1ef" officeooo:paragraph-rsid="0018d7f8" style:font-size-asian="13pt" style:font-size-complex="13pt"/>
    </style:style>
    <style:style style:name="P20" style:family="paragraph" style:parent-style-name="Standard">
      <style:text-properties style:font-name="Garamond" fo:font-size="13pt" officeooo:rsid="0014b1ef" officeooo:paragraph-rsid="001c72be" style:font-size-asian="13pt" style:font-size-complex="13pt"/>
    </style:style>
    <style:style style:name="P21" style:family="paragraph" style:parent-style-name="Standard">
      <style:text-properties style:font-name="Garamond" fo:font-size="13pt" officeooo:rsid="0014b1ef" officeooo:paragraph-rsid="001f84c6" style:font-size-asian="13pt" style:font-size-complex="13pt"/>
    </style:style>
    <style:style style:name="P22" style:family="paragraph" style:parent-style-name="Standard">
      <style:text-properties style:font-name="Garamond" fo:font-size="13pt" officeooo:rsid="0017e1d0" officeooo:paragraph-rsid="0017e1d0" style:font-size-asian="13pt" style:font-size-complex="13pt"/>
    </style:style>
    <style:style style:name="P23" style:family="paragraph" style:parent-style-name="Standard">
      <style:text-properties style:font-name="Garamond" fo:font-size="13pt" officeooo:rsid="0018d7f8" officeooo:paragraph-rsid="00138580" style:font-size-asian="13pt" style:font-size-complex="13pt"/>
    </style:style>
    <style:style style:name="P24" style:family="paragraph" style:parent-style-name="Standard">
      <style:text-properties style:font-name="Garamond" fo:font-size="13pt" officeooo:rsid="0018d7f8" officeooo:paragraph-rsid="0018d7f8" style:font-size-asian="13pt" style:font-size-complex="13pt"/>
    </style:style>
    <style:style style:name="P25" style:family="paragraph" style:parent-style-name="Standard">
      <style:text-properties style:font-name="Garamond" fo:font-size="13pt" officeooo:paragraph-rsid="0018d7f8" style:font-size-asian="13pt" style:font-size-complex="13pt"/>
    </style:style>
    <style:style style:name="P26" style:family="paragraph" style:parent-style-name="Standard">
      <style:text-properties style:font-name="Garamond" fo:font-size="13pt" style:text-underline-style="solid" style:text-underline-width="auto" style:text-underline-color="font-color" officeooo:rsid="00138580" officeooo:paragraph-rsid="00138580" style:font-size-asian="13pt" style:font-size-complex="13pt"/>
    </style:style>
    <style:style style:name="P27" style:family="paragraph" style:parent-style-name="Standard">
      <style:text-properties style:font-name="Garamond" fo:font-size="13pt" fo:font-weight="normal" officeooo:rsid="001c72be" style:font-size-asian="13pt" style:font-weight-asian="normal" style:font-size-complex="13pt" style:font-weight-complex="normal"/>
    </style:style>
    <style:style style:name="P28" style:family="paragraph" style:parent-style-name="Standard">
      <style:text-properties style:font-name="Garamond" fo:font-size="13pt" officeooo:rsid="001c72be" officeooo:paragraph-rsid="001c72be" fo:background-color="transparent" style:font-name-asian="NSimSun" style:font-size-asian="13pt" style:font-name-complex="Courier New" style:font-size-complex="13pt"/>
    </style:style>
    <style:style style:name="P29" style:family="paragraph" style:parent-style-name="Standard">
      <style:text-properties style:font-name="Garamond" fo:font-size="13pt" officeooo:rsid="001cea62" officeooo:paragraph-rsid="001cea62" fo:background-color="transparent" style:font-name-asian="NSimSun" style:font-size-asian="13pt" style:font-name-complex="Courier New" style:font-size-complex="13pt"/>
    </style:style>
    <style:style style:name="P30" style:family="paragraph" style:parent-style-name="Standard">
      <style:text-properties style:font-name="Garamond" fo:font-size="13pt" officeooo:rsid="001e3357" officeooo:paragraph-rsid="001e3357" fo:background-color="transparent" style:font-name-asian="NSimSun" style:font-size-asian="13pt" style:font-name-complex="Courier New" style:font-size-complex="13pt"/>
    </style:style>
    <style:style style:name="P31" style:family="paragraph" style:parent-style-name="Standard">
      <style:text-properties style:font-name="Garamond" fo:font-size="13pt" officeooo:rsid="001f84c6" officeooo:paragraph-rsid="001f84c6" fo:background-color="transparent" style:font-name-asian="NSimSun" style:font-size-asian="13pt" style:font-name-complex="Courier New" style:font-size-complex="13pt"/>
    </style:style>
    <style:style style:name="P32" style:family="paragraph" style:parent-style-name="Standard">
      <style:text-properties style:font-name="Garamond" fo:font-size="13pt" officeooo:rsid="0020a348" officeooo:paragraph-rsid="0020a348" fo:background-color="transparent" style:font-name-asian="NSimSun" style:font-size-asian="13pt" style:font-name-complex="Courier New" style:font-size-complex="13pt"/>
    </style:style>
    <style:style style:name="P33" style:family="paragraph" style:parent-style-name="Standard">
      <style:text-properties style:font-name="Garamond" fo:font-size="14pt" style:text-underline-style="solid" style:text-underline-width="auto" style:text-underline-color="font-color" officeooo:rsid="00138580" officeooo:paragraph-rsid="00138580" style:font-size-asian="14pt" style:font-size-complex="14pt"/>
    </style:style>
    <style:style style:name="P34" style:family="paragraph" style:parent-style-name="Standard">
      <style:text-properties style:font-name="Garamond" fo:font-size="14pt" style:text-underline-style="solid" style:text-underline-width="auto" style:text-underline-color="font-color" officeooo:rsid="0018d7f8" officeooo:paragraph-rsid="0018d7f8" style:font-size-asian="14pt" style:font-size-complex="14pt"/>
    </style:style>
    <style:style style:name="P35" style:family="paragraph" style:parent-style-name="Standard">
      <style:text-properties style:font-name="Garamond" fo:font-size="14pt" officeooo:rsid="00138580" officeooo:paragraph-rsid="00138580" style:font-size-asian="14pt" style:font-size-complex="14pt"/>
    </style:style>
    <style:style style:name="P36" style:family="paragraph" style:parent-style-name="Standard">
      <style:text-properties style:font-name="Garamond" fo:font-size="14pt" officeooo:rsid="00138580" officeooo:paragraph-rsid="0018d7f8" style:font-size-asian="14pt" style:font-size-complex="14pt"/>
    </style:style>
    <style:style style:name="P37" style:family="paragraph" style:parent-style-name="Standard">
      <style:text-properties style:font-name="Garamond" fo:font-size="14pt" officeooo:rsid="0014b1ef" officeooo:paragraph-rsid="0014b1ef" style:font-size-asian="14pt" style:font-size-complex="14pt"/>
    </style:style>
    <style:style style:name="P38" style:family="paragraph" style:parent-style-name="Standard">
      <style:text-properties style:font-name="Garamond" fo:font-size="14pt" officeooo:rsid="0014b1ef" officeooo:paragraph-rsid="001cea62" style:font-size-asian="14pt" style:font-size-complex="14pt"/>
    </style:style>
    <style:style style:name="P39" style:family="paragraph" style:parent-style-name="Standard">
      <style:text-properties style:font-name="Garamond" fo:font-size="14pt" officeooo:rsid="001690d4" officeooo:paragraph-rsid="001690d4" style:font-size-asian="14pt" style:font-size-complex="14pt"/>
    </style:style>
    <style:style style:name="P40" style:family="paragraph" style:parent-style-name="Standard">
      <style:text-properties style:font-name="Garamond" fo:font-size="14pt" officeooo:paragraph-rsid="001690d4" style:font-size-asian="14pt" style:font-size-complex="14pt"/>
    </style:style>
    <style:style style:name="P41" style:family="paragraph" style:parent-style-name="Standard">
      <style:text-properties style:font-name="Garamond" fo:font-size="14pt" officeooo:rsid="001e3357" officeooo:paragraph-rsid="001e3357" fo:background-color="transparent" style:font-name-asian="NSimSun" style:font-size-asian="14pt" style:font-name-complex="Courier New" style:font-size-complex="14pt"/>
    </style:style>
    <style:style style:name="P42" style:family="paragraph" style:parent-style-name="Standard">
      <style:paragraph-properties fo:break-before="page"/>
      <style:text-properties style:font-name="Garamond" fo:font-size="13pt" officeooo:rsid="00138580" officeooo:paragraph-rsid="0024601d" style:font-size-asian="13pt" style:font-size-complex="13pt"/>
    </style:style>
    <style:style style:name="P43" style:family="paragraph" style:parent-style-name="Standard">
      <style:paragraph-properties fo:break-before="page"/>
      <style:text-properties style:font-name="Garamond" fo:font-size="14pt" officeooo:rsid="001e3357" officeooo:paragraph-rsid="001e3357" fo:background-color="transparent" style:font-name-asian="NSimSun" style:font-size-asian="14pt" style:font-name-complex="Courier New" style:font-size-complex="14pt"/>
    </style:style>
    <style:style style:name="P44" style:family="paragraph" style:parent-style-name="Standard">
      <style:text-properties style:font-name="Garamond" fo:font-size="13pt" officeooo:rsid="00229c27" officeooo:paragraph-rsid="00229c27" style:font-size-asian="13pt" style:font-size-complex="13pt"/>
    </style:style>
    <style:style style:name="P45" style:family="paragraph" style:parent-style-name="Standard">
      <style:text-properties style:font-name="Garamond" fo:font-size="14pt" officeooo:rsid="00138580" officeooo:paragraph-rsid="00138580" style:font-size-asian="14pt" style:font-size-complex="14pt"/>
    </style:style>
    <style:style style:name="P46" style:family="paragraph" style:parent-style-name="Heading_20_1">
      <style:text-properties style:font-name="Garamond" fo:font-size="17pt" style:font-size-asian="17pt" style:font-size-complex="17pt"/>
    </style:style>
    <style:style style:name="T1" style:family="text">
      <style:text-properties officeooo:rsid="00138580"/>
    </style:style>
    <style:style style:name="T2" style:family="text">
      <style:text-properties officeooo:rsid="001690d4"/>
    </style:style>
    <style:style style:name="T3" style:family="text">
      <style:text-properties officeooo:rsid="0018d7f8"/>
    </style:style>
    <style:style style:name="T4" style:family="text">
      <style:text-properties fo:font-weight="bold"/>
    </style:style>
    <style:style style:name="T5" style:family="text">
      <style:text-properties fo:color="#cc7832"/>
    </style:style>
    <style:style style:name="T6" style:family="text">
      <style:text-properties fo:color="#cc7832" fo:font-weight="bold"/>
    </style:style>
    <style:style style:name="T7" style:family="text">
      <style:text-properties fo:color="#cc7832" fo:font-weight="bold" officeooo:rsid="0018d7f8"/>
    </style:style>
    <style:style style:name="T8" style:family="text">
      <style:text-properties fo:color="#cc7832" fo:font-weight="bold" officeooo:rsid="0018d7f8" fo:background-color="transparent" loext:char-shading-value="0" style:font-name-asian="NSimSun" style:font-name-complex="Courier New"/>
    </style:style>
    <style:style style:name="T9" style:family="text">
      <style:text-properties fo:color="#cc7832" fo:font-weight="bold" officeooo:rsid="001690d4"/>
    </style:style>
    <style:style style:name="T10" style:family="text">
      <style:text-properties fo:color="#6897bb"/>
    </style:style>
    <style:style style:name="T11" style:family="text">
      <style:text-properties fo:color="#6897bb" officeooo:rsid="0018d7f8" fo:background-color="transparent" loext:char-shading-value="0"/>
    </style:style>
    <style:style style:name="T12" style:family="text">
      <style:text-properties fo:color="#6897bb" officeooo:rsid="0018d7f8" fo:background-color="transparent" loext:char-shading-value="0" style:font-name-asian="NSimSun" style:font-name-complex="Courier New"/>
    </style:style>
    <style:style style:name="T13" style:family="text">
      <style:text-properties fo:color="#6897bb" officeooo:rsid="0018d7f8"/>
    </style:style>
    <style:style style:name="T14" style:family="text">
      <style:text-properties fo:color="#6897bb" officeooo:rsid="0018d7f8" style:font-name-asian="NSimSun" style:font-name-complex="Courier New"/>
    </style:style>
    <style:style style:name="T15" style:family="text">
      <style:text-properties fo:color="#6897bb" fo:font-weight="bold" officeooo:rsid="0018d7f8" fo:background-color="transparent" loext:char-shading-value="0" style:font-name-asian="NSimSun" style:font-name-complex="Courier New"/>
    </style:style>
    <style:style style:name="T16" style:family="text">
      <style:text-properties fo:color="#6897bb" fo:font-weight="normal" officeooo:rsid="0018d7f8" fo:background-color="transparent" loext:char-shading-value="0" style:font-name-asian="NSimSun" style:font-weight-asian="normal" style:font-name-complex="Courier New" style:font-weight-complex="normal"/>
    </style:style>
    <style:style style:name="T17" style:family="text">
      <style:text-properties fo:color="#a9b7c6"/>
    </style:style>
    <style:style style:name="T18" style:family="text">
      <style:text-properties fo:color="#a9b7c6" officeooo:rsid="00138580"/>
    </style:style>
    <style:style style:name="T19" style:family="text">
      <style:text-properties fo:background-color="transparent" loext:char-shading-value="0" style:font-name-asian="NSimSun" style:font-name-complex="Courier New"/>
    </style:style>
    <style:style style:name="T20" style:family="text">
      <style:text-properties officeooo:rsid="001c72be" fo:background-color="transparent" loext:char-shading-value="0" style:font-name-asian="NSimSun" style:font-name-complex="Courier New"/>
    </style:style>
    <style:style style:name="T21" style:family="text">
      <style:text-properties officeooo:rsid="0018d7f8" fo:background-color="transparent" loext:char-shading-value="0" style:font-name-asian="NSimSun" style:font-name-complex="Courier New"/>
    </style:style>
    <style:style style:name="T22" style:family="text">
      <style:text-properties officeooo:rsid="001cea62" fo:background-color="transparent" loext:char-shading-value="0" style:font-name-asian="NSimSun" style:font-name-complex="Courier New"/>
    </style:style>
    <style:style style:name="T23" style:family="text">
      <style:text-properties officeooo:rsid="001e3357" fo:background-color="transparent" loext:char-shading-value="0" style:font-name-asian="NSimSun" style:font-name-complex="Courier New"/>
    </style:style>
    <style:style style:name="T24" style:family="text">
      <style:text-properties officeooo:rsid="001f84c6" fo:background-color="transparent" loext:char-shading-value="0" style:font-name-asian="NSimSun" style:font-name-complex="Courier New"/>
    </style:style>
    <style:style style:name="T25" style:family="text">
      <style:text-properties officeooo:rsid="0026575c" fo:background-color="transparent" loext:char-shading-value="0" style:font-name-asian="NSimSun" style:font-name-complex="Courier New"/>
    </style:style>
    <style:style style:name="T26" style:family="text">
      <style:text-properties officeooo:rsid="002668b9" fo:background-color="transparent" loext:char-shading-value="0" style:font-name-asian="NSimSun" style:font-name-complex="Courier New"/>
    </style:style>
    <style:style style:name="T27" style:family="text">
      <style:text-properties fo:color="#000000"/>
    </style:style>
    <style:style style:name="T28" style:family="text">
      <style:text-properties fo:color="#000000" officeooo:rsid="00138580"/>
    </style:style>
    <style:style style:name="T29" style:family="text">
      <style:text-properties fo:color="#000000" officeooo:rsid="00138580" style:font-name-asian="NSimSun" style:font-name-complex="Courier New"/>
    </style:style>
    <style:style style:name="T30" style:family="text">
      <style:text-properties fo:color="#000000" fo:font-weight="normal" style:font-name-asian="NSimSun" style:font-weight-asian="normal" style:font-name-complex="Courier New" style:font-weight-complex="normal"/>
    </style:style>
    <style:style style:name="T31" style:family="text">
      <style:text-properties fo:color="#000000" style:font-name="Garamond" fo:font-size="14pt" fo:background-color="transparent" loext:char-shading-value="0" style:font-name-asian="NSimSun" style:font-size-asian="14pt" style:font-name-complex="Courier New" style:font-size-complex="14pt"/>
    </style:style>
    <style:style style:name="T32" style:family="text">
      <style:text-properties fo:color="#000000" fo:font-size="14pt" fo:font-weight="normal" officeooo:rsid="0018d7f8" fo:background-color="transparent" loext:char-shading-value="0" style:font-name-asian="NSimSun" style:font-size-asian="14pt" style:font-weight-asian="normal" style:font-name-complex="Courier New" style:font-size-complex="14pt" style:font-weight-complex="normal"/>
    </style:style>
    <style:style style:name="T33" style:family="text">
      <style:text-properties fo:color="#000000" fo:font-size="14pt" officeooo:rsid="0018d7f8" fo:background-color="transparent" loext:char-shading-value="0" style:font-name-asian="NSimSun" style:font-size-asian="14pt" style:font-name-complex="Courier New" style:font-size-complex="14pt"/>
    </style:style>
    <style:style style:name="T34" style:family="text">
      <style:text-properties style:text-underline-style="solid" style:text-underline-width="auto" style:text-underline-color="font-color" officeooo:rsid="001cea62" fo:background-color="transparent" loext:char-shading-value="0" style:font-name-asian="NSimSun" style:font-name-complex="Courier New"/>
    </style:style>
    <style:style style:name="T35" style:family="text">
      <style:text-properties style:text-underline-style="solid" style:text-underline-width="auto" style:text-underline-color="font-color" officeooo:rsid="0026575c" fo:background-color="transparent" loext:char-shading-value="0" style:font-name-asian="NSimSun" style:font-name-complex="Courier New"/>
    </style:style>
    <style:style style:name="T36" style:family="text">
      <style:text-properties officeooo:rsid="00229c27"/>
    </style:style>
    <style:style style:name="T37" style:family="text">
      <style:text-properties officeooo:rsid="0024601d"/>
    </style:style>
    <style:style style:name="T38" style:family="text">
      <style:text-properties fo:font-size="14pt" style:font-size-asian="14pt" style:font-size-complex="14pt"/>
    </style:style>
    <style:style style:name="T39" style:family="text">
      <style:text-properties officeooo:rsid="0026575c"/>
    </style:style>
    <style:style style:name="T40" style:family="text">
      <style:text-properties officeooo:rsid="00266220"/>
    </style:style>
    <style:style style:name="T41" style:family="text">
      <style:text-properties officeooo:rsid="002668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Edern Haumont – Nicolas Six</text:p>
      <text:h text:style-name="P46" text:outline-level="1"><text:span text:style-name="T36">Document de spécification de la c</text:span>lasse <text:span text:style-name="T36">B</text:span>oolContainer :</text:h>
      <text:p text:style-name="P11"/>
      <text:p text:style-name="P13">La classe BoolContainer gère une collection dynamique de booléens. Cette collection a une taille spécifiée à sa création, cependant elle peut être modifiée à la demande ou optimisée automatiquement.</text:p>
      <text:p text:style-name="P13">La classe est dotée de méthodes <text:span text:style-name="T39">d’</text:span>affichage, <text:span text:style-name="T39">d’</text:span>ajout et de suppression <text:span text:style-name="T39">d’</text:span>items, de réunion <text:span text:style-name="T39">d’</text:span>une autre collection de bo<text:span text:style-name="T37">o</text:span>léens et de modification de capacité.</text:p>
      <text:p text:style-name="P13"/>
      <text:p text:style-name="P14">En interne, les booléens sont stockés dans un tableau statique de booléens. Celui-ci présent<text:span text:style-name="T36">e</text:span> l'avantage de prendre peu de place en mémoire et de permettre un accès rapide aux éléments. Cependant, cela impose de recréer un tableau et de copier recopier tous les éléments du tableau un à un à chaque fois que sa taille est modifiée.</text:p>
      <text:p text:style-name="P13"/>
      <text:p text:style-name="P13">Les attributs et méthodes de la classe sont spécifiés ci-après.</text:p>
      <text:p text:style-name="P11"/>
      <text:p text:style-name="P26"/>
      <text:p text:style-name="P33">Attributs:</text:p>
      <text:p text:style-name="P2"><text:span text:style-name="T6">unsigned int </text:span><text:span text:style-name="T12">tailleUtilisee</text:span><text:span text:style-name="T5">;</text:span></text:p>
      <text:p text:style-name="P1"><text:span text:style-name="T6">unsigned int </text:span><text:span text:style-name="T11">tailleDispo</text:span><text:span text:style-name="T5">;</text:span></text:p>
      <text:p text:style-name="P9"><text:span text:style-name="T6">bool </text:span><text:span text:style-name="T12">*tab </text:span><text:span text:style-name="T5">;</text:span></text:p>
      <text:p text:style-name="P26"/>
      <text:p text:style-name="P33">Méthodes publiques :</text:p>
      <text:p text:style-name="P11"/>
      <text:p text:style-name="P36">Constructeur par défaut : </text:p>
      <text:p text:style-name="P25"><text:span text:style-name="T11">BoolContainer</text:span><text:span text:style-name="T13">(</text:span><text:span text:style-name="T6">unsigned int </text:span><text:span text:style-name="T13">nouvelleTaille</text:span><text:span text:style-name="T17"> </text:span><text:span text:style-name="T13">=</text:span><text:span text:style-name="T17"> </text:span><text:span text:style-name="T13">DEFAULT_LENGTH)</text:span><text:span text:style-name="T18"> </text:span><text:span text:style-name="T28">:</text:span></text:p>
      <text:p text:style-name="P12">tailleDispo ← nouvelleTaille</text:p>
      <text:p text:style-name="P11">tailleUtilisee ← 0</text:p>
      <text:p text:style-name="P11">tab ← nouveau tableau de booléens de longueur tailleDispo</text:p>
      <text:p text:style-name="P11"/>
      <text:p text:style-name="P35">Constructeur <text:span text:style-name="T3">avec tableau d'initialisation</text:span> :</text:p>
      <text:p text:style-name="P4"><text:span text:style-name="T11">BoolContainer</text:span><text:span text:style-name="T13">(</text:span><text:span text:style-name="T6">bool </text:span><text:span text:style-name="T14">nouveauTab[]</text:span><text:span text:style-name="T5">,</text:span><text:span text:style-name="T6">unsigned int </text:span><text:span text:style-name="T14">nouvelleTaille) </text:span><text:span text:style-name="T27">:</text:span></text:p>
      <text:p text:style-name="P11">tailleUtilisee ← <text:span text:style-name="T3">nouvelleTaille</text:span></text:p>
      <text:p text:style-name="P11">tailleDispo ← <text:span text:style-name="T3">nouvelleTaille</text:span></text:p>
      <text:p text:style-name="P11">tab ← affectation une à une des valeurs de newTab</text:p>
      <text:p text:style-name="P11"/>
      <text:p text:style-name="P15"><text:span text:style-name="T38">Destructeur() :</text:span> <text:span text:style-name="T12">BoolContainer</text:span><text:span text:style-name="T14">::~BoolContainer ( ) </text:span><text:span text:style-name="T29">:</text:span></text:p>
      <text:p text:style-name="P15">d<text:span text:style-name="T3">é</text:span>truit le tableau</text:p>
      <text:p text:style-name="P11"/>
      <text:p text:style-name="P11"><text:span text:style-name="T38">Afficher :</text:span> <text:span text:style-name="T6">int </text:span><text:span text:style-name="T12">BoolContainer::Afficher() </text:span><text:span text:style-name="T6">const </text:span><text:span text:style-name="T30">:</text:span></text:p>
      <text:p text:style-name="P11">Affichage de tailleUtilisee et tailleDispo</text:p>
      <text:p text:style-name="P11"><text:soft-page-break/>Affichage standard de tous les éléments un à un</text:p>
      <text:p text:style-name="P11"/>
      <text:p text:style-name="P35"/>
      <text:p text:style-name="P42"><text:span text:style-name="T38">Ajouter(booléen b) :</text:span> <text:span text:style-name="T6">int</text:span><text:span text:style-name="T15"> </text:span><text:span text:style-name="T12">BoolContainer::Ajouter(</text:span><text:span text:style-name="T6">bool</text:span><text:span text:style-name="T15"> </text:span><text:span text:style-name="T16">b)</text:span><text:span text:style-name="T15"> </text:span><text:span text:style-name="T32">:</text:span></text:p>
      <text:p text:style-name="P16"><text:span text:style-name="T1">Si tailleDispo = tailleUtilisee alors appel de Ajuster(tailleUtilisee+1)</text:span></text:p>
      <text:p text:style-name="P17">Ajout du booléen en fin de tableau</text:p>
      <text:p text:style-name="P22">Incrémentation de tailleUtilisee</text:p>
      <text:p text:style-name="P11"/>
      <text:p text:style-name="P37">Retirer(entier debut, entier longueur = 1 par défaut) : </text:p>
      <text:p text:style-name="P5"><text:span text:style-name="T6">int</text:span><text:span text:style-name="T15"> </text:span><text:span text:style-name="T12">BoolContainer::Retirer(</text:span><text:span text:style-name="T6">unsigned int</text:span><text:span text:style-name="T15"> </text:span><text:span text:style-name="T12">debut</text:span><text:span text:style-name="T5">,</text:span><text:span text:style-name="T6">unsigned int </text:span><text:span text:style-name="T12">longueur) </text:span><text:span text:style-name="T33">:</text:span></text:p>
      <text:p text:style-name="P17">Création <text:span text:style-name="T40">d’</text:span>un nouveau tableau de taille tailleUtilisee – longueur</text:p>
      <text:p text:style-name="P17">Copie de tous les éléments de tab vers ce tableau sauf ceux qui sont supprimés (de début à début + longueur)</text:p>
      <text:p text:style-name="P17">Mise à jour du pointeur</text:p>
      <text:p text:style-name="P17"/>
      <text:p text:style-name="P39">Ajuster(entier nouvelleTaille) :</text:p>
      <text:p text:style-name="Text_20_body"><text:span text:style-name="T6">int</text:span><text:span text:style-name="T15"> </text:span><text:span text:style-name="T16">BoolContainer::Ajuster(</text:span><text:span text:style-name="T6">unsigned int</text:span><text:span text:style-name="T15"> </text:span><text:span text:style-name="T12">nouvelletaille) </text:span><text:span text:style-name="T31">:</text:span></text:p>
      <text:p text:style-name="P18">Crée un nouveau tableau de taille nouvelleTaille et le remplit avec les éléments de l'ancien tableau avec mise à jour de l'adresse du pointeur tab</text:p>
      <text:p text:style-name="P18">Met a jour les attributs TailleDispo et TailleUtilisee</text:p>
      <text:p text:style-name="P18"/>
      <text:p text:style-name="P40"><text:span text:style-name="T2">Réunir(boolContainer c2) :</text:span></text:p>
      <text:p text:style-name="P6"><text:span text:style-name="T9">int</text:span><text:span text:style-name="T15"> BoolContainer::Reunir(</text:span><text:span text:style-name="T9">const</text:span><text:span text:style-name="T15"> </text:span><text:span text:style-name="T12">BoolContainer &amp; boolContainerBis)</text:span></text:p>
      <text:p text:style-name="P15">Ajuster(tailleUtilisee+c2.tailleUtilisee)</text:p>
      <text:p text:style-name="P15">Ajouter un à un les éléments de c2</text:p>
      <text:p text:style-name="P23"/>
      <text:p text:style-name="P24"/>
      <text:p text:style-name="P34">Codes <text:span text:style-name="T39">d’</text:span>erreur<text:span text:style-name="T39"> :</text:span></text:p>
      <text:p text:style-name="P19"><text:span text:style-name="T3">Nous avons choisi de faire renvoyer un code entier par nos fonctions de façon à détecter plus facilement certaines erreurs d’exécution via des codes :</text:span></text:p>
      <text:p text:style-name="P24"/>
      <text:p text:style-name="P3"><text:span text:style-name="T7">const int </text:span><text:span text:style-name="T12">ERROR_NON_INTUITIVE_ADJUSTMENT = 100</text:span><text:span text:style-name="T8">;</text:span></text:p>
      <text:p text:style-name="P10"><text:span text:style-name="T19">Ce code </text:span><text:span text:style-name="T26">d’</text:span><text:span text:style-name="T19">erreur est renvoyé par la méthode Ajuster si </text:span><text:span text:style-name="T20">la nouvelle taille demandée est inférieure à la taille actuellement utilisée par la collection.</text:span></text:p>
      <text:p text:style-name="P8"><text:span text:style-name="T4">const int </text:span><text:span text:style-name="T10">ERROR_RESIZE_FAILED = 101</text:span><text:span text:style-name="T4">;</text:span></text:p>
      <text:p text:style-name="P27">Échec de redimensionnement du tableau.</text:p>
      <text:p text:style-name="P7"><text:span text:style-name="T6">const int </text:span><text:span text:style-name="T11">ERROR_OUT_OF_BOUNDARY = 102</text:span><text:span text:style-name="T8">;</text:span></text:p>
      <text:p text:style-name="P20"><text:span text:style-name="T21">Ce code </text:span><text:span text:style-name="T25">d’</text:span><text:span text:style-name="T21">erreur est renvoyé par la méthode </text:span><text:span text:style-name="T20">Retirer si un ou des éléments dont on demande le retrait ne se trouvent pas dans la collection, </text:span><text:span text:style-name="T25">c’est-à-dire</text:span><text:span text:style-name="T20"> </text:span><text:span text:style-name="T25">au-delà</text:span><text:span text:style-name="T20"> de tailleUtilisee.</text:span></text:p>
      <text:p text:style-name="P28"/>
      <text:p text:style-name="P28"/>
      <text:p text:style-name="P38"><text:span text:style-name="T34">Tests</text:span><text:span text:style-name="T35"> :</text:span><text:span text:style-name="T22"> </text:span></text:p>
      <text:p text:style-name="P29"/>
      <text:p text:style-name="P41">Test du constructeur avec tableau de booléens en paramètre :</text:p>
      <text:p text:style-name="P30"><text:soft-page-break/>Test visuel :</text:p>
      <text:p text:style-name="P30">La fonction affiche le contenu <text:span text:style-name="T41">d’</text:span>un tableau <text:span text:style-name="T39">qu’</text:span>elle génère, crée un BoolContainer avec ce tableau en paramètre puis appelle la méthode Afficher. <text:span text:style-name="T39">L’</text:span>utilisateur <text:span text:style-name="T39">n’</text:span>a <text:span text:style-name="T39">qu’</text:span>à comparer le résultat de Afficher à ce qui était attendu.</text:p>
      <text:p text:style-name="P30"/>
      <text:p text:style-name="P41"/>
      <text:p text:style-name="P43">Test de la méthode Ajouter :</text:p>
      <text:p text:style-name="P30">Test visuel :</text:p>
      <text:p text:style-name="P21"><text:span text:style-name="T23">La fonction </text:span><text:span text:style-name="T24">crée un BoolContainer vide, puis utilise la méthode Ajouter pour y insérer des éléments. La méthode Afficher est appelée. </text:span><text:span text:style-name="T26">L’</text:span><text:span text:style-name="T23">utilisateur </text:span><text:span text:style-name="T26">n’</text:span><text:span text:style-name="T23">a </text:span><text:span text:style-name="T26">qu’</text:span><text:span text:style-name="T23">à comparer le résultat de Afficher à ce qui était attendu.</text:span></text:p>
      <text:p text:style-name="P30"/>
      <text:p text:style-name="P41">Test de la méthode Retirer :</text:p>
      <text:p text:style-name="P31">Test visuel :</text:p>
      <text:p text:style-name="P31">La fonction crée un BoolContainer et le remplit. Elle supprime ensuite un élément puis un groupe <text:span text:style-name="T41">d’</text:span>éléments et permet à chaque fois à <text:span text:style-name="T41">l’</text:span>utilisateur de vérifier que les bons éléments ont été retirés. Enfin elle essaie de retirer des éléments qui <text:span text:style-name="T41">n’</text:span>existent pas et vérifie que la méthode renvoie le code <text:span text:style-name="T41">d’</text:span>erreur correspondant.</text:p>
      <text:p text:style-name="P30"/>
      <text:p text:style-name="P41">Test de la méthode Réunir :</text:p>
      <text:p text:style-name="P32">Test visuel :</text:p>
      <text:p text:style-name="P32">La fonction crée deux BoolContainer. Elle les affiche. Puis elle appelle la méthode réunir sur le premier tableau avec le second comme argument. Enfin elle affiche le résultat et <text:span text:style-name="T41">l’</text:span>utilisateur vérifie la correspondance.</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ern Haumont</meta:initial-creator>
    <meta:creation-date>2015-10-05T15:04:57.99</meta:creation-date>
    <dc:date>2015-10-18T22:07:13.719653600</dc:date>
    <dc:creator>Nicolas Six</dc:creator>
    <meta:editing-duration>PT1H9M52S</meta:editing-duration>
    <meta:editing-cycles>7</meta:editing-cycles>
    <meta:generator>LibreOffice/5.0.2.2$Linux_X86_64 LibreOffice_project/00m0$Build-2</meta:generator>
    <meta:document-statistic meta:table-count="0" meta:image-count="0" meta:object-count="0" meta:page-count="5" meta:paragraph-count="64" meta:word-count="657" meta:character-count="4344" meta:non-whitespace-character-count="3746"/>
  </office:meta>
</office:document-meta>
</file>